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9000006DA2A58294B5644FB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ccanthis ADF Std No2" fo:font-size="96pt" officeooo:rsid="0013e576" officeooo:paragraph-rsid="0013e576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style:font-name="Accanthis ADF Std No2" fo:font-size="96pt" officeooo:paragraph-rsid="0013e576" style:font-size-asian="96pt" style:font-size-complex="96pt"/>
    </style:style>
    <style:style style:name="T1" style:family="text">
      <style:text-properties officeooo:rsid="0013e57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5.457cm" svg:y="0.205cm" svg:width="5.697cm" svg:height="8.052cm" draw:z-index="0"><draw:image xlink:href="Pictures/10000201000004D9000006DA2A58294B5644FBAE.png" xlink:type="simple" xlink:show="embed" xlink:actuate="onLoad" loext:mime-type="image/png"/></draw:frame></text:p>
      <text:p text:style-name="P2"><text:span text:style-name="T1"><text:s text:c="4"/>lichen</text:span></text:p>
      <text:p text:style-name="P1">Glückwunsch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5:44:22.601120325</meta:creation-date>
    <dc:date>2021-06-08T15:48:56.721630796</dc:date>
    <meta:editing-duration>PT4M35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2" meta:word-count="2" meta:character-count="22" meta:non-whitespace-character-count="18"/>
  </office:meta>
</office:document-meta>
</file>